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3f3" officeooo:paragraph-rsid="0012d3f3"/>
    </style:style>
    <style:style style:name="P2" style:family="paragraph" style:parent-style-name="Standard">
      <style:text-properties fo:font-weight="bold" officeooo:rsid="0012d3f3" officeooo:paragraph-rsid="0012d3f3" style:font-weight-asian="bold" style:font-weight-complex="bold"/>
    </style:style>
    <style:style style:name="P3" style:family="paragraph" style:parent-style-name="Standard">
      <style:text-properties officeooo:rsid="0014c8ce" officeooo:paragraph-rsid="0014c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The Classifiers are ordered in the folowing way :</text:p>
      <text:p text:style-name="P1"><text:s/>k_1(x) = 2* (x.X &gt; 0 ) -1 ,</text:p>
      <text:p text:style-name="P1">k_2(x) = 2*(x.Y &gt; 0) -1 ,</text:p>
      <text:p text:style-name="P1">k_3(x) = 2 * (x.X &gt; <text:s/>1) -1 ,</text:p>
      <text:p text:style-name="P1"><text:s/>... , </text:p>
      <text:p text:style-name="P1">k_20(x) = 2 * (x.X &gt; 9) -1,</text:p>
      <text:p text:style-name="P1">k_20(x) = 2 * (x.Y &gt; 9) -1 .</text:p>
      <text:p text:style-name="P1"/>
      <text:p text:style-name="P1">The following written alpha's are in the same way as well as the classified ratio.</text:p>
      <text:p text:style-name="P1"/>
      <text:p text:style-name="P2">Solution a)</text:p>
      <text:p text:style-name="P1">The <text:s/>classification ratio(classifier got the right class) for the unweighted data set for k_1 ...k_m is </text:p>
      <text:p text:style-name="P1">[ 0.5 <text:s text:c="3"/>0.5 <text:s text:c="3"/>0.402 <text:s/>0.4 <text:s text:c="3"/>0.498 <text:s/>0.5 <text:s text:c="3"/>0.4 <text:s text:c="3"/>0.4 <text:s text:c="3"/>0.5 <text:s text:c="3"/>0.498 <text:s/>0.4</text:p>
      <text:p text:style-name="P1">0.4 <text:s text:c="3"/>0.5 <text:s text:c="3"/>0.5 <text:s text:c="3"/>0.4 <text:s text:c="3"/>0.4 <text:s text:c="3"/>0.5 <text:s text:c="3"/>0.5 <text:s text:c="3"/>0.4 <text:s text:c="3"/>0.402]</text:p>
      <text:p text:style-name="P1"/>
      <text:p text:style-name="P2">Solution b)</text:p>
      <text:p text:style-name="P1">Alpha for k_1..k_m <text:s/>printet out in the same order so alpha_1 ....alpha_m.</text:p>
      <text:p text:style-name="P1"/>
      <text:p text:style-name="P1">[ 0. <text:s text:c="9"/>0. <text:s text:c="8"/>-0.19465862 <text:s/>-0.06936403 <text:s/>-0.00400002 <text:s/>0.</text:p>
      <text:p text:style-name="P1"><text:s/>-0.06003866 <text:s text:c="2"/>-0.07970353 <text:s/>0. <text:s text:c="2"/>-0.00355207 -0.12937082 -0.13756187</text:p>
      <text:p text:style-name="P1"><text:s text:c="2"/>0. <text:s text:c="9"/>0. <text:s text:c="8"/>-0.17149946 <text:s text:c="8"/>-0.20299575 <text:s/>0. <text:s text:c="9"/>0.</text:p>
      <text:p text:style-name="P1"><text:s/>-0.06119393 <text:s text:c="4"/>-0.24618935]</text:p>
      <text:p text:style-name="P2">solution c)</text:p>
      <text:p text:style-name="P1">Correct classification of C for all points is : 340 of 500.So the ratio is 0.68.</text:p>
      <text:p text:style-name="P1"/>
      <text:p text:style-name="P2">Solution d)</text:p>
      <text:p text:style-name="P1"/>
      <text:p text:style-name="P1">Vorwort:</text:p>
      <text:p text:style-name="P1">Auch wenn ein Bild mehr als ein Gesicht enthält ,ist ein großer teil der sub-Fenster</text:p>
      <text:p text:style-name="P1">kein Gesicht also ist es wichtig schnell zu entscheiden ,dass man diese sub-fenster(die kein gesicht entalten) verwirft.</text:p>
      <text:p text:style-name="P1"/>
      <text:p text:style-name="P1">Die “Cascade of classifiers” werden dazu benutzt um alle sub-fenster die kein Gesicht enthalten zu verwerfen ,dass führt zu schnellerer Rechenzeit.</text:p>
      <text:p text:style-name="P1"/>
      <text:p text:style-name="P1">Es funktioniert folgendermaßen: Man konstruiert sich stufen von klassifikatoren die nacheinander die sub-fenster bearbeiten die von einem vorherigen klassifikator als mögliches gesicht eingestuft <text:s/>wurden(in der vorherigen Stufe).Ein Sub-fenster wird sofort verworfen wenn es in egal in welcher Stufe als “kein gesicht “eingestuft wurde.Somit wird der Anteil der Sub-fenster in jeder Stufe reduziert.</text:p>
      <text:p text:style-name="P3">Im paper wird beschrieben das 38 Stufen benutzt wurden mit über 6000 features,trotzdem war die rechenzeit hervoragen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2:02:02.263786805</meta:creation-date>
    <dc:date>2016-02-02T22:24:10.591135676</dc:date>
    <meta:editing-duration>PT6M48S</meta:editing-duration>
    <meta:editing-cycles>1</meta:editing-cycles>
    <meta:document-statistic meta:table-count="0" meta:image-count="0" meta:object-count="0" meta:page-count="1" meta:paragraph-count="27" meta:word-count="285" meta:character-count="1823" meta:non-whitespace-character-count="1441"/>
    <meta:generator>LibreOffice/5.0.2.2$Linux_X86_64 LibreOffice_project/00m0$Build-2</meta:generator>
  </office:meta>
</office:document-meta>
</file>